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0.804cm" style:rel-column-width="3100*"/>
    </style:style>
    <style:style style:name="Table1.B" style:family="table-column">
      <style:table-column-properties style:column-width="13.504cm" style:rel-column-width="52058*"/>
    </style:style>
    <style:style style:name="Table1.C" style:family="table-column">
      <style:table-column-properties style:column-width="2.692cm" style:rel-column-width="1037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0.804cm" style:rel-column-width="3100*"/>
    </style:style>
    <style:style style:name="Table2.B" style:family="table-column">
      <style:table-column-properties style:column-width="13.504cm" style:rel-column-width="52058*"/>
    </style:style>
    <style:style style:name="Table2.C" style:family="table-column">
      <style:table-column-properties style:column-width="2.692cm" style:rel-column-width="1037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alibri" fo:font-size="13pt" fo:language="it" fo:country="IT" officeooo:rsid="00107119" officeooo:paragraph-rsid="00107119" style:font-size-asian="13pt" style:font-size-complex="13pt"/>
    </style:style>
    <style:style style:name="P2" style:family="paragraph" style:parent-style-name="Standard">
      <style:text-properties style:font-name="Calibri" fo:font-size="13pt" fo:language="it" fo:country="IT" officeooo:rsid="00107119" officeooo:paragraph-rsid="00107119" style:font-size-asian="13pt" style:font-size-complex="13pt"/>
    </style:style>
    <style:style style:name="P3" style:family="paragraph" style:parent-style-name="Standard">
      <style:text-properties style:font-name="Calibri" fo:font-size="13pt" fo:language="it" fo:country="IT" officeooo:rsid="00107119" officeooo:paragraph-rsid="0028c1b7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3pt" fo:language="it" fo:country="IT" officeooo:rsid="002890b5" officeooo:paragraph-rsid="002890b5" style:font-size-asian="13pt" style:font-size-complex="13pt"/>
    </style:style>
    <style:style style:name="P5" style:family="paragraph" style:parent-style-name="Standard">
      <style:text-properties style:font-name="Calibri" fo:font-size="13pt" fo:language="it" fo:country="IT" officeooo:rsid="002944ca" officeooo:paragraph-rsid="002944ca" style:font-size-asian="13pt" style:font-size-complex="13pt"/>
    </style:style>
    <style:style style:name="P6" style:family="paragraph" style:parent-style-name="Standard">
      <style:text-properties style:font-name="Calibri" fo:font-size="13pt" fo:language="it" fo:country="IT" officeooo:rsid="002b0e96" officeooo:paragraph-rsid="002b0e96" style:font-size-asian="13pt" style:font-size-complex="13pt"/>
    </style:style>
    <style:style style:name="P7" style:family="paragraph" style:parent-style-name="Standard">
      <style:text-properties style:font-name="Calibri" fo:font-size="13pt" fo:language="it" fo:country="IT" fo:font-weight="normal" officeooo:rsid="002cba0c" officeooo:paragraph-rsid="002cba0c" style:font-size-asian="11.3500003814697pt" style:font-weight-asian="normal" style:font-size-complex="13pt" style:font-weight-complex="normal"/>
    </style:style>
    <style:style style:name="P8" style:family="paragraph" style:parent-style-name="Standard">
      <style:text-properties style:font-name="Calibri" fo:font-size="13pt" fo:language="it" fo:country="IT" fo:font-weight="normal" officeooo:rsid="002f7340" officeooo:paragraph-rsid="002f7340" style:font-size-asian="11.3500003814697pt" style:font-weight-asian="normal" style:font-size-complex="13pt" style:font-weight-complex="normal"/>
    </style:style>
    <style:style style:name="P9" style:family="paragraph" style:parent-style-name="Standard">
      <style:text-properties style:font-name="Calibri" fo:font-size="13pt" fo:language="it" fo:country="IT" fo:font-weight="normal" officeooo:rsid="003463e4" officeooo:paragraph-rsid="003463e4" style:font-size-asian="11.3500003814697pt" style:font-weight-asian="normal" style:font-size-complex="13pt" style:font-weight-complex="normal"/>
    </style:style>
    <style:style style:name="P10" style:family="paragraph" style:parent-style-name="Standard">
      <style:text-properties style:font-name="Calibri" fo:font-size="13pt" fo:language="it" fo:country="IT" fo:font-weight="normal" officeooo:rsid="002f7340" officeooo:paragraph-rsid="002f7340" style:font-size-asian="13pt" style:font-weight-asian="normal" style:font-size-complex="13pt" style:font-weight-complex="normal"/>
    </style:style>
    <style:style style:name="P11" style:family="paragraph" style:parent-style-name="Standard">
      <style:text-properties style:font-name="Calibri" fo:font-size="13pt" fo:language="it" fo:country="IT" fo:font-weight="normal" officeooo:rsid="00304534" officeooo:paragraph-rsid="00304534" style:font-size-asian="13pt" style:font-weight-asian="normal" style:font-size-complex="13pt" style:font-weight-complex="normal"/>
    </style:style>
    <style:style style:name="P12" style:family="paragraph" style:parent-style-name="Standard">
      <style:text-properties style:font-name="Calibri" fo:font-size="13pt" fo:language="it" fo:country="IT" fo:font-weight="normal" officeooo:rsid="002944ca" officeooo:paragraph-rsid="002944ca" style:font-size-asian="13pt" style:font-weight-asian="normal" style:font-size-complex="13pt" style:font-weight-complex="normal"/>
    </style:style>
    <style:style style:name="P13" style:family="paragraph" style:parent-style-name="Standard">
      <style:text-properties style:font-name="Calibri" fo:font-size="13pt" fo:language="it" fo:country="IT" fo:font-weight="normal" officeooo:rsid="00398892" officeooo:paragraph-rsid="0032f928" style:font-size-asian="13pt" style:font-weight-asian="normal" style:font-size-complex="13pt" style:font-weight-complex="normal"/>
    </style:style>
    <style:style style:name="P14" style:family="paragraph" style:parent-style-name="Standard">
      <style:text-properties style:font-name="Calibri" fo:font-size="13pt" fo:language="it" fo:country="IT" fo:font-weight="normal" officeooo:rsid="00398892" officeooo:paragraph-rsid="00398892" style:font-size-asian="13pt" style:font-weight-asian="normal" style:font-size-complex="13pt" style:font-weight-complex="normal"/>
    </style:style>
    <style:style style:name="P15" style:family="paragraph" style:parent-style-name="Standard">
      <style:text-properties style:font-name="Calibri" fo:font-size="13pt" fo:language="it" fo:country="IT" fo:font-weight="normal" officeooo:rsid="003b520f" officeooo:paragraph-rsid="003b520f" style:font-size-asian="13pt" style:font-weight-asian="normal" style:font-size-complex="13pt" style:font-weight-complex="normal"/>
    </style:style>
    <style:style style:name="P16" style:family="paragraph" style:parent-style-name="Standard">
      <style:text-properties style:font-name="Calibri" fo:font-size="13pt" fo:language="it" fo:country="IT" fo:font-weight="normal" officeooo:rsid="003e4037" officeooo:paragraph-rsid="003e4037" style:font-size-asian="13pt" style:font-weight-asian="normal" style:font-size-complex="13pt" style:font-weight-complex="normal"/>
    </style:style>
    <style:style style:name="P17" style:family="paragraph" style:parent-style-name="Standard">
      <style:text-properties style:font-name="Calibri" fo:font-size="13pt" fo:language="it" fo:country="IT" fo:font-weight="normal" officeooo:rsid="003e4037" officeooo:paragraph-rsid="00398892" style:font-size-asian="13pt" style:font-weight-asian="normal" style:font-size-complex="13pt" style:font-weight-complex="normal"/>
    </style:style>
    <style:style style:name="P18" style:family="paragraph" style:parent-style-name="Standard">
      <style:text-properties style:font-name="Calibri" fo:font-size="13pt" fo:language="it" fo:country="IT" fo:font-weight="normal" officeooo:rsid="00557f88" officeooo:paragraph-rsid="00557f88" style:font-size-asian="13pt" style:font-weight-asian="normal" style:font-size-complex="13pt" style:font-weight-complex="normal"/>
    </style:style>
    <style:style style:name="P19" style:family="paragraph" style:parent-style-name="Standard">
      <style:text-properties style:font-name="Calibri" fo:font-size="13pt" fo:language="it" fo:country="IT" fo:font-weight="normal" officeooo:rsid="0056da74" officeooo:paragraph-rsid="0056da74" style:font-size-asian="13pt" style:font-weight-asian="normal" style:font-size-complex="13pt" style:font-weight-complex="normal"/>
    </style:style>
    <style:style style:name="P20" style:family="paragraph" style:parent-style-name="Standard">
      <style:text-properties style:font-name="Calibri" fo:font-size="13pt" fo:language="it" fo:country="IT" fo:font-weight="bold" officeooo:rsid="002944ca" officeooo:paragraph-rsid="002944ca" style:font-size-asian="13pt" style:font-weight-asian="bold" style:font-size-complex="13pt" style:font-weight-complex="bold"/>
    </style:style>
    <style:style style:name="P21" style:family="paragraph" style:parent-style-name="Standard">
      <style:text-properties style:font-name="Calibri" fo:font-size="13pt" fo:language="it" fo:country="IT" fo:font-weight="bold" officeooo:rsid="003e4037" officeooo:paragraph-rsid="003e4037" style:font-size-asian="13pt" style:font-weight-asian="bold" style:font-size-complex="13pt" style:font-weight-complex="bold"/>
    </style:style>
    <style:style style:name="P22" style:family="paragraph" style:parent-style-name="Standard">
      <style:text-properties style:font-name="Calibri" fo:font-size="13pt" fo:language="it" fo:country="IT" style:text-underline-style="none" fo:font-weight="normal" officeooo:rsid="003ffe37" officeooo:paragraph-rsid="003ffe37" style:font-size-asian="13pt" style:font-weight-asian="normal" style:font-size-complex="13pt" style:font-weight-complex="normal"/>
    </style:style>
    <style:style style:name="P23" style:family="paragraph" style:parent-style-name="Standard">
      <style:text-properties style:font-name="Calibri" fo:font-size="13pt" fo:language="it" fo:country="IT" style:text-underline-style="none" fo:font-weight="normal" officeooo:rsid="003ffe37" officeooo:paragraph-rsid="00425cb0" style:font-size-asian="13pt" style:font-weight-asian="normal" style:font-size-complex="13pt" style:font-weight-complex="normal"/>
    </style:style>
    <style:style style:name="P24" style:family="paragraph" style:parent-style-name="Standard">
      <style:text-properties style:font-name="Calibri" fo:font-size="13pt" fo:language="it" fo:country="IT" style:text-underline-style="none" fo:font-weight="normal" officeooo:rsid="0041be73" officeooo:paragraph-rsid="00425cb0" style:font-size-asian="13pt" style:font-weight-asian="normal" style:font-size-complex="13pt" style:font-weight-complex="normal"/>
    </style:style>
    <style:style style:name="P25" style:family="paragraph" style:parent-style-name="Standard">
      <style:text-properties style:font-name="Calibri" fo:font-size="13pt" fo:language="it" fo:country="IT" style:text-underline-style="none" fo:font-weight="normal" officeooo:rsid="0042c34d" officeooo:paragraph-rsid="0042c34d" style:font-size-asian="13pt" style:font-weight-asian="normal" style:font-size-complex="13pt" style:font-weight-complex="normal"/>
    </style:style>
    <style:style style:name="P26" style:family="paragraph" style:parent-style-name="Standard">
      <style:text-properties style:font-name="Calibri" fo:font-size="13pt" fo:language="it" fo:country="IT" style:text-underline-style="none" fo:font-weight="normal" officeooo:rsid="0044128a" officeooo:paragraph-rsid="0044128a" style:font-size-asian="13pt" style:font-weight-asian="normal" style:font-size-complex="13pt" style:font-weight-complex="normal"/>
    </style:style>
    <style:style style:name="P27" style:family="paragraph" style:parent-style-name="Standard">
      <style:text-properties style:font-name="Calibri" fo:font-size="13pt" fo:language="it" fo:country="IT" style:text-underline-style="none" fo:font-weight="normal" officeooo:rsid="0045c804" officeooo:paragraph-rsid="0045c804" style:font-size-asian="13pt" style:font-weight-asian="normal" style:font-size-complex="13pt" style:font-weight-complex="normal"/>
    </style:style>
    <style:style style:name="P28" style:family="paragraph" style:parent-style-name="Standard">
      <style:text-properties style:font-name="Calibri" fo:font-size="13pt" fo:language="it" fo:country="IT" style:text-underline-style="none" fo:font-weight="normal" officeooo:rsid="00486749" officeooo:paragraph-rsid="00486749" style:font-size-asian="13pt" style:font-weight-asian="normal" style:font-size-complex="13pt" style:font-weight-complex="normal"/>
    </style:style>
    <style:style style:name="P29" style:family="paragraph" style:parent-style-name="Standard">
      <style:text-properties style:font-name="Calibri" fo:font-size="13pt" fo:language="it" fo:country="IT" style:text-underline-style="none" fo:font-weight="normal" officeooo:rsid="0049118c" officeooo:paragraph-rsid="0049118c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alibri" fo:font-size="15pt" fo:language="it" fo:country="IT" fo:font-weight="bold" officeooo:rsid="002890b5" officeooo:paragraph-rsid="002890b5" style:font-size-asian="15pt" style:font-weight-asian="bold" style:font-size-complex="15pt" style:font-weight-complex="bold"/>
    </style:style>
    <style:style style:name="P31" style:family="paragraph" style:parent-style-name="Standard">
      <style:text-properties style:font-name="Calibri" fo:font-size="15pt" fo:language="it" fo:country="IT" fo:font-weight="bold" officeooo:rsid="002890b5" officeooo:paragraph-rsid="002890b5" style:font-size-asian="15pt" style:font-weight-asian="bold" style:font-size-complex="15pt" style:font-weight-complex="bold"/>
    </style:style>
    <style:style style:name="P32" style:family="paragraph" style:parent-style-name="Standard">
      <style:text-properties style:font-name="Calibri" fo:font-size="15pt" fo:language="it" fo:country="IT" fo:font-weight="bold" officeooo:rsid="002944ca" officeooo:paragraph-rsid="002944ca" style:font-size-asian="15pt" style:font-weight-asian="bold" style:font-size-complex="15pt" style:font-weight-complex="bold"/>
    </style:style>
    <style:style style:name="P33" style:family="paragraph" style:parent-style-name="Standard">
      <style:text-properties style:font-name="Calibri" fo:font-size="15pt" fo:language="it" fo:country="IT" fo:font-weight="bold" officeooo:rsid="002b0e96" officeooo:paragraph-rsid="002b0e96" style:font-size-asian="15pt" style:font-weight-asian="bold" style:font-size-complex="15pt" style:font-weight-complex="bold"/>
    </style:style>
    <style:style style:name="P34" style:family="paragraph" style:parent-style-name="Standard">
      <style:text-properties style:font-name="Calibri" fo:font-size="15pt" fo:language="it" fo:country="IT" fo:font-weight="bold" officeooo:rsid="002cba0c" officeooo:paragraph-rsid="002cba0c" style:font-size-asian="15pt" style:font-weight-asian="bold" style:font-size-complex="15pt" style:font-weight-complex="bold"/>
    </style:style>
    <style:style style:name="P35" style:family="paragraph" style:parent-style-name="Standard">
      <style:text-properties style:font-name="Calibri" fo:font-size="15pt" fo:language="it" fo:country="IT" fo:font-weight="bold" officeooo:rsid="002f7340" officeooo:paragraph-rsid="002f7340" style:font-size-asian="15pt" style:font-weight-asian="bold" style:font-size-complex="15pt" style:font-weight-complex="bold"/>
    </style:style>
    <style:style style:name="P36" style:family="paragraph" style:parent-style-name="Standard">
      <style:text-properties style:font-name="Calibri" fo:font-size="15pt" fo:language="it" fo:country="IT" fo:font-weight="bold" officeooo:rsid="003463e4" officeooo:paragraph-rsid="003463e4" style:font-size-asian="15pt" style:font-weight-asian="bold" style:font-size-complex="15pt" style:font-weight-complex="bold"/>
    </style:style>
    <style:style style:name="P37" style:family="paragraph" style:parent-style-name="Standard">
      <style:text-properties style:font-name="Calibri" fo:font-size="15pt" fo:language="it" fo:country="IT" fo:font-weight="bold" officeooo:rsid="0028c1b7" officeooo:paragraph-rsid="0028c1b7" style:font-size-asian="13.1000003814697pt" style:font-weight-asian="bold" style:font-size-complex="15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Calibri" fo:font-size="18pt" fo:language="it" fo:country="IT" fo:font-weight="bold" officeooo:rsid="00107119" officeooo:paragraph-rsid="002890b5" style:font-size-asian="18pt" style:font-weight-asian="bold" style:font-size-complex="18pt" style:font-weight-complex="bold"/>
    </style:style>
    <style:style style:name="P39" style:family="paragraph" style:parent-style-name="Standard">
      <style:text-properties officeooo:paragraph-rsid="002944ca"/>
    </style:style>
    <style:style style:name="P40" style:family="paragraph" style:parent-style-name="Standard">
      <style:text-properties officeooo:paragraph-rsid="0032f928"/>
    </style:style>
    <style:style style:name="P41" style:family="paragraph" style:parent-style-name="Standard">
      <style:text-properties officeooo:rsid="00398892" officeooo:paragraph-rsid="00398892"/>
    </style:style>
    <style:style style:name="P42" style:family="paragraph" style:parent-style-name="Standard">
      <style:text-properties style:text-underline-style="solid" style:text-underline-width="auto" style:text-underline-color="font-color" fo:font-weight="normal" officeooo:rsid="003f753a" officeooo:paragraph-rsid="003f753a" style:font-weight-asian="normal" style:font-weight-complex="normal"/>
    </style:style>
    <style:style style:name="P43" style:family="paragraph" style:parent-style-name="Standard">
      <style:text-properties officeooo:rsid="004af43c" officeooo:paragraph-rsid="004af43c"/>
    </style:style>
    <style:style style:name="P44" style:family="paragraph" style:parent-style-name="Standard">
      <style:text-properties officeooo:rsid="004e5a3e" officeooo:paragraph-rsid="004e5a3e"/>
    </style:style>
    <style:style style:name="P45" style:family="paragraph" style:parent-style-name="Standard">
      <style:text-properties fo:color="#000000" officeooo:rsid="00534841" officeooo:paragraph-rsid="00534841"/>
    </style:style>
    <style:style style:name="P46" style:family="paragraph" style:parent-style-name="Standard">
      <style:text-properties fo:color="#000000" style:font-name="Calibri" fo:font-size="13pt" fo:language="it" fo:country="IT" style:text-underline-style="none" fo:font-weight="normal" officeooo:rsid="005444d0" officeooo:paragraph-rsid="00534841" style:font-size-asian="13pt" style:font-weight-asian="normal" style:font-size-complex="13pt" style:font-weight-complex="normal"/>
    </style:style>
    <style:style style:name="P47" style:family="paragraph" style:parent-style-name="Standard">
      <style:text-properties fo:color="#000000" style:font-name="Calibri" fo:font-size="13pt" fo:language="it" fo:country="IT" style:text-underline-style="none" fo:font-weight="normal" officeooo:rsid="00578555" officeooo:paragraph-rsid="0056da74" style:font-size-asian="13pt" style:font-weight-asian="normal" style:font-size-complex="13pt" style:font-weight-complex="normal"/>
    </style:style>
    <style:style style:name="P48" style:family="paragraph" style:parent-style-name="Standard">
      <style:text-properties fo:color="#000000" style:font-name="Calibri" fo:font-size="13pt" fo:language="it" fo:country="IT" style:text-underline-style="none" fo:font-weight="normal" officeooo:rsid="005bbb49" officeooo:paragraph-rsid="005bbb49" style:font-size-asian="11.3500003814697pt" style:font-weight-asian="normal" style:font-size-complex="13pt" style:font-weight-complex="normal"/>
    </style:style>
    <style:style style:name="P49" style:family="paragraph" style:parent-style-name="Standard">
      <style:text-properties fo:color="#000000" style:font-name="Calibri" fo:font-size="13pt" fo:language="it" fo:country="IT" style:text-underline-style="none" fo:font-weight="bold" officeooo:rsid="005444d0" officeooo:paragraph-rsid="00557f88" style:font-size-asian="13pt" style:font-weight-asian="bold" style:font-size-complex="13pt" style:font-weight-complex="bold"/>
    </style:style>
    <style:style style:name="P50" style:family="paragraph" style:parent-style-name="Standard">
      <style:text-properties fo:color="#000000" style:font-name="Calibri" fo:font-size="13pt" fo:language="it" fo:country="IT" style:text-underline-style="none" fo:font-weight="bold" officeooo:rsid="00578555" officeooo:paragraph-rsid="005a7b55" style:font-size-asian="11.3500003814697pt" style:font-weight-asian="bold" style:font-size-complex="13pt" style:font-weight-complex="bold"/>
    </style:style>
    <style:style style:name="P51" style:family="paragraph" style:parent-style-name="Standard">
      <style:text-properties fo:color="#000000" style:font-name="Calibri" fo:font-size="15pt" fo:language="it" fo:country="IT" style:text-underline-style="none" fo:font-weight="bold" officeooo:rsid="005444d0" officeooo:paragraph-rsid="00557f88" style:font-size-asian="15pt" style:font-weight-asian="bold" style:font-size-complex="15pt" style:font-weight-complex="bold"/>
    </style:style>
    <style:style style:name="P52" style:family="paragraph" style:parent-style-name="Standard">
      <style:text-properties officeooo:paragraph-rsid="00557f88"/>
    </style:style>
    <style:style style:name="P53" style:family="paragraph" style:parent-style-name="Table_20_Contents">
      <style:text-properties style:font-name="Calibri" fo:font-size="15pt" fo:font-weight="bold" officeooo:rsid="002890b5" officeooo:paragraph-rsid="002890b5" style:font-size-asian="15pt" style:font-weight-asian="bold" style:font-size-complex="15pt" style:font-weight-complex="bold"/>
    </style:style>
    <style:style style:name="P54" style:family="paragraph" style:parent-style-name="Table_20_Contents">
      <style:text-properties style:font-name="Calibri" fo:font-size="13pt" style:font-size-asian="13pt" style:font-size-complex="13pt"/>
    </style:style>
    <style:style style:name="P55" style:family="paragraph" style:parent-style-name="Table_20_Contents">
      <style:text-properties style:font-name="Calibri" fo:font-size="13pt" officeooo:rsid="002890b5" officeooo:paragraph-rsid="002890b5" style:font-size-asian="13pt" style:font-size-complex="13pt"/>
    </style:style>
    <style:style style:name="P56" style:family="paragraph" style:parent-style-name="Table_20_Contents">
      <style:text-properties style:font-name="Calibri" fo:font-size="13pt" officeooo:rsid="0028c1b7" officeooo:paragraph-rsid="0028c1b7" style:font-size-asian="13pt" style:font-size-complex="13pt"/>
    </style:style>
    <style:style style:name="P57" style:family="paragraph" style:parent-style-name="Table_20_Contents">
      <style:text-properties style:font-name="Calibri" fo:font-size="13pt" officeooo:rsid="002944ca" officeooo:paragraph-rsid="002944ca" style:font-size-asian="13pt" style:font-size-complex="13pt"/>
    </style:style>
    <style:style style:name="P58" style:family="paragraph" style:parent-style-name="Table_20_Contents">
      <style:text-properties style:font-name="Calibri" fo:font-size="13pt" officeooo:rsid="002cba0c" officeooo:paragraph-rsid="002cba0c" style:font-size-asian="13pt" style:font-size-complex="13pt"/>
    </style:style>
    <style:style style:name="P59" style:family="paragraph" style:parent-style-name="Table_20_Contents">
      <style:text-properties style:font-name="Calibri" fo:font-size="13pt" fo:font-weight="bold" officeooo:rsid="002890b5" officeooo:paragraph-rsid="002890b5" style:font-size-asian="13pt" style:font-weight-asian="bold" style:font-size-complex="13pt" style:font-weight-complex="bold"/>
    </style:style>
    <style:style style:name="P60" style:family="paragraph" style:parent-style-name="Table_20_Contents">
      <style:text-properties style:font-name="Calibri" fo:font-size="13pt" fo:font-weight="bold" officeooo:rsid="002cba0c" officeooo:paragraph-rsid="002cba0c" style:font-size-asian="13pt" style:font-weight-asian="bold" style:font-size-complex="13pt" style:font-weight-complex="bold"/>
    </style:style>
    <style:style style:name="P61" style:family="paragraph" style:parent-style-name="Standard" style:list-style-name="L1">
      <style:text-properties officeooo:paragraph-rsid="003701d0"/>
    </style:style>
    <style:style style:name="P62" style:family="paragraph" style:parent-style-name="Standard" style:list-style-name="L1">
      <style:text-properties officeooo:paragraph-rsid="00356d5a"/>
    </style:style>
    <style:style style:name="P63" style:family="paragraph" style:parent-style-name="Standard" style:list-style-name="L1">
      <style:text-properties style:font-name="Calibri" fo:font-size="13pt" fo:language="it" fo:country="IT" fo:font-weight="bold" officeooo:rsid="003463e4" officeooo:paragraph-rsid="003463e4" style:font-size-asian="11.3500003814697pt" style:font-weight-asian="bold" style:font-size-complex="13pt" style:font-weight-complex="bold"/>
    </style:style>
    <style:style style:name="P64" style:family="paragraph" style:parent-style-name="Standard" style:list-style-name="L1">
      <style:text-properties style:font-name="Calibri" fo:font-size="13pt" fo:language="it" fo:country="IT" fo:font-weight="bold" officeooo:rsid="003701d0" officeooo:paragraph-rsid="003701d0" style:font-size-asian="11.3500003814697pt" style:font-weight-asian="bold" style:font-size-complex="13pt" style:font-weight-complex="bold"/>
    </style:style>
    <style:style style:name="P65" style:family="paragraph" style:parent-style-name="Standard" style:list-style-name="L4">
      <style:text-properties style:font-name="Calibri" fo:font-size="13pt" fo:language="it" fo:country="IT" fo:font-weight="bold" officeooo:rsid="002db38e" officeooo:paragraph-rsid="002db38e" style:font-size-asian="11.3500003814697pt" style:font-weight-asian="bold" style:font-size-complex="13pt" style:font-weight-complex="bold"/>
    </style:style>
    <style:style style:name="P66" style:family="paragraph" style:parent-style-name="Standard" style:list-style-name="L5">
      <style:text-properties style:font-name="Calibri" fo:font-size="13pt" fo:language="it" fo:country="IT" fo:font-weight="bold" officeooo:rsid="002f7340" officeooo:paragraph-rsid="002f7340" style:font-size-asian="13pt" style:font-weight-asian="bold" style:font-size-complex="13pt" style:font-weight-complex="bold"/>
    </style:style>
    <style:style style:name="P67" style:family="paragraph" style:parent-style-name="Standard" style:list-style-name="L2">
      <style:text-properties style:font-name="Calibri" fo:font-size="13pt" fo:language="it" fo:country="IT" fo:font-weight="normal" officeooo:rsid="002944ca" officeooo:paragraph-rsid="002944ca" style:font-size-asian="13pt" style:font-weight-asian="normal" style:font-size-complex="13pt" style:font-weight-complex="normal"/>
    </style:style>
    <style:style style:name="P68" style:family="paragraph" style:parent-style-name="Standard" style:list-style-name="L2">
      <style:text-properties style:font-name="Calibri" fo:font-size="13pt" fo:language="it" fo:country="IT" fo:font-weight="normal" officeooo:rsid="002b0e96" officeooo:paragraph-rsid="002b0e96" style:font-size-asian="13pt" style:font-weight-asian="normal" style:font-size-complex="13pt" style:font-weight-complex="normal"/>
    </style:style>
    <style:style style:name="P69" style:family="paragraph" style:parent-style-name="Standard" style:list-style-name="L5">
      <style:text-properties style:font-name="Calibri" fo:font-size="13pt" fo:language="it" fo:country="IT" fo:font-weight="normal" officeooo:rsid="002f7340" officeooo:paragraph-rsid="002f7340" style:font-size-asian="13pt" style:font-weight-asian="normal" style:font-size-complex="13pt" style:font-weight-complex="normal"/>
    </style:style>
    <style:style style:name="P70" style:family="paragraph" style:parent-style-name="Standard" style:list-style-name="L5">
      <style:text-properties style:font-name="Calibri" fo:font-size="13pt" fo:language="it" fo:country="IT" fo:font-weight="normal" officeooo:rsid="002f7340" officeooo:paragraph-rsid="003e4037" style:font-size-asian="13pt" style:font-weight-asian="normal" style:font-size-complex="13pt" style:font-weight-complex="normal"/>
    </style:style>
    <style:style style:name="P71" style:family="paragraph" style:parent-style-name="Standard" style:list-style-name="L5">
      <style:text-properties style:font-name="Calibri" fo:font-size="13pt" fo:language="it" fo:country="IT" fo:font-weight="normal" officeooo:rsid="00304534" officeooo:paragraph-rsid="00304534" style:font-size-asian="13pt" style:font-weight-asian="normal" style:font-size-complex="13pt" style:font-weight-complex="normal"/>
    </style:style>
    <style:style style:name="P72" style:family="paragraph" style:parent-style-name="Standard" style:list-style-name="L5">
      <style:text-properties style:font-name="Calibri" fo:font-size="13pt" fo:language="it" fo:country="IT" fo:font-weight="normal" officeooo:rsid="003463e4" officeooo:paragraph-rsid="003463e4" style:font-size-asian="13pt" style:font-weight-asian="normal" style:font-size-complex="13pt" style:font-weight-complex="normal"/>
    </style:style>
    <style:style style:name="P73" style:family="paragraph" style:parent-style-name="Standard" style:list-style-name="L4">
      <style:text-properties style:font-name="Calibri" fo:font-size="13pt" fo:language="it" fo:country="IT" fo:font-weight="normal" officeooo:rsid="003181b8" officeooo:paragraph-rsid="003181b8" style:font-size-asian="11.3500003814697pt" style:font-weight-asian="normal" style:font-size-complex="13pt" style:font-weight-complex="normal"/>
    </style:style>
    <style:style style:name="P74" style:family="paragraph" style:parent-style-name="Standard" style:list-style-name="L4">
      <style:text-properties style:font-name="Calibri" fo:font-size="13pt" fo:language="it" fo:country="IT" fo:font-weight="normal" officeooo:rsid="003e4037" officeooo:paragraph-rsid="003e4037" style:font-size-asian="11.3500003814697pt" style:font-weight-asian="normal" style:font-size-complex="13pt" style:font-weight-complex="normal"/>
    </style:style>
    <style:style style:name="P75" style:family="paragraph" style:parent-style-name="Standard" style:list-style-name="L4">
      <style:text-properties style:font-name="Calibri" fo:font-size="13pt" fo:language="it" fo:country="IT" fo:font-weight="normal" officeooo:rsid="0032f928" officeooo:paragraph-rsid="0032f928" style:font-size-asian="11.3500003814697pt" style:font-weight-asian="normal" style:font-size-complex="13pt" style:font-weight-complex="normal"/>
    </style:style>
    <style:style style:name="P76" style:family="paragraph" style:parent-style-name="Standard" style:list-style-name="L3">
      <style:text-properties style:font-name="Calibri" fo:font-size="13pt" fo:language="it" fo:country="IT" officeooo:rsid="002944ca" officeooo:paragraph-rsid="002944ca" style:font-size-asian="13pt" style:font-size-complex="13pt"/>
    </style:style>
    <style:style style:name="P77" style:family="paragraph" style:parent-style-name="Standard" style:list-style-name="L3">
      <style:text-properties style:font-name="Calibri" fo:font-size="13pt" fo:language="it" fo:country="IT" officeooo:rsid="002db38e" officeooo:paragraph-rsid="002db38e" style:font-size-asian="13pt" style:font-size-complex="13pt"/>
    </style:style>
    <style:style style:name="P78" style:family="paragraph" style:parent-style-name="Standard" style:list-style-name="L3">
      <style:text-properties style:font-name="Calibri" fo:font-size="13pt" fo:language="it" fo:country="IT" officeooo:rsid="002b0e96" officeooo:paragraph-rsid="002b0e96" style:font-size-asian="13pt" style:font-size-complex="13pt"/>
    </style:style>
    <style:style style:name="P79" style:family="paragraph" style:parent-style-name="Standard" style:list-style-name="L1">
      <style:text-properties fo:font-weight="bold" officeooo:rsid="00356d5a" officeooo:paragraph-rsid="00356d5a" style:font-weight-asian="bold" style:font-weight-complex="bold"/>
    </style:style>
    <style:style style:name="P80" style:family="paragraph" style:parent-style-name="Standard" style:list-style-name="L1">
      <style:text-properties fo:font-weight="bold" officeooo:rsid="0037eb58" officeooo:paragraph-rsid="0037eb58" style:font-weight-asian="bold" style:font-weight-complex="bold"/>
    </style:style>
    <style:style style:name="P81" style:family="paragraph" style:parent-style-name="Standard" style:list-style-name="L4">
      <style:text-properties fo:font-weight="bold" officeooo:paragraph-rsid="002db38e" style:font-weight-asian="bold" style:font-weight-complex="bold"/>
    </style:style>
    <style:style style:name="P82" style:family="paragraph" style:parent-style-name="Standard" style:list-style-name="L1">
      <style:text-properties fo:font-weight="normal" officeooo:rsid="0037eb58" officeooo:paragraph-rsid="0037eb58" style:font-weight-asian="normal" style:font-weight-complex="normal"/>
    </style:style>
    <style:style style:name="P83" style:family="paragraph" style:parent-style-name="Standard" style:list-style-name="L5">
      <style:text-properties officeooo:paragraph-rsid="002f7340"/>
    </style:style>
    <style:style style:name="P84" style:family="paragraph" style:parent-style-name="Standard" style:list-style-name="L5">
      <style:text-properties officeooo:rsid="002f7340" officeooo:paragraph-rsid="002f7340"/>
    </style:style>
    <style:style style:name="P85" style:family="paragraph" style:parent-style-name="Standard">
      <style:text-properties fo:color="#000000" style:font-name="Calibri" fo:font-size="13pt" fo:language="it" fo:country="IT" style:text-underline-style="none" fo:font-weight="normal" officeooo:rsid="005bbb49" officeooo:paragraph-rsid="005bbb49" style:font-size-asian="11.3500003814697pt" style:font-weight-asian="normal" style:font-size-complex="13pt" style:font-weight-complex="normal"/>
    </style:style>
    <style:style style:name="P86" style:family="paragraph" style:parent-style-name="Standard">
      <style:text-properties officeooo:paragraph-rsid="005e32dc"/>
    </style:style>
    <style:style style:name="T1" style:family="text">
      <style:text-properties style:font-name="Calibri" fo:font-size="13pt" fo:language="it" fo:country="IT" officeooo:rsid="002944ca" style:font-size-asian="13pt" style:font-size-complex="13pt"/>
    </style:style>
    <style:style style:name="T2" style:family="text">
      <style:text-properties style:font-name="Calibri" fo:font-size="13pt" fo:language="it" fo:country="IT" officeooo:rsid="002b0e96" style:font-size-asian="13pt" style:font-size-complex="13pt"/>
    </style:style>
    <style:style style:name="T3" style:family="text">
      <style:text-properties style:font-name="Calibri" fo:font-size="13pt" fo:language="it" fo:country="IT" officeooo:rsid="002cba0c" style:font-size-asian="13pt" style:font-size-complex="13pt"/>
    </style:style>
    <style:style style:name="T4" style:family="text">
      <style:text-properties style:font-name="Calibri" fo:font-size="13pt" fo:language="it" fo:country="IT" fo:font-weight="normal" style:font-size-asian="13pt" style:font-weight-asian="normal" style:font-size-complex="13pt" style:font-weight-complex="normal"/>
    </style:style>
    <style:style style:name="T5" style:family="text">
      <style:text-properties style:font-name="Calibri" fo:font-size="13pt" fo:language="it" fo:country="IT" fo:font-weight="normal" officeooo:rsid="002f7340" style:font-size-asian="13pt" style:font-weight-asian="normal" style:font-size-complex="13pt" style:font-weight-complex="normal"/>
    </style:style>
    <style:style style:name="T6" style:family="text">
      <style:text-properties style:font-name="Calibri" fo:font-size="13pt" fo:language="it" fo:country="IT" fo:font-weight="normal" officeooo:rsid="00304534" style:font-size-asian="13pt" style:font-weight-asian="normal" style:font-size-complex="13pt" style:font-weight-complex="normal"/>
    </style:style>
    <style:style style:name="T7" style:family="text">
      <style:text-properties style:font-name="Calibri" fo:font-size="13pt" fo:language="it" fo:country="IT" fo:font-weight="normal" officeooo:rsid="003463e4" style:font-size-asian="13pt" style:font-weight-asian="normal" style:font-size-complex="13pt" style:font-weight-complex="normal"/>
    </style:style>
    <style:style style:name="T8" style:family="text">
      <style:text-properties style:font-name="Calibri" fo:font-size="13pt" fo:language="it" fo:country="IT" fo:font-weight="normal" officeooo:rsid="0032f928" style:font-size-asian="13pt" style:font-weight-asian="normal" style:font-size-complex="13pt" style:font-weight-complex="normal"/>
    </style:style>
    <style:style style:name="T9" style:family="text">
      <style:text-properties style:font-name="Calibri" fo:font-size="13pt" fo:language="it" fo:country="IT" fo:font-weight="normal" officeooo:rsid="0037f00f" style:font-size-asian="13pt" style:font-weight-asian="normal" style:font-size-complex="13pt" style:font-weight-complex="normal"/>
    </style:style>
    <style:style style:name="T10" style:family="text">
      <style:text-properties style:font-name="Calibri" fo:font-size="13pt" fo:language="it" fo:country="IT" fo:font-weight="normal" officeooo:rsid="00398892" style:font-size-asian="13pt" style:font-weight-asian="normal" style:font-size-complex="13pt" style:font-weight-complex="normal"/>
    </style:style>
    <style:style style:name="T11" style:family="text">
      <style:text-properties style:font-name="Calibri" fo:font-size="13pt" fo:language="it" fo:country="IT" fo:font-weight="normal" officeooo:rsid="003b520f" style:font-size-asian="13pt" style:font-weight-asian="normal" style:font-size-complex="13pt" style:font-weight-complex="normal"/>
    </style:style>
    <style:style style:name="T12" style:family="text">
      <style:text-properties style:font-name="Calibri" fo:font-size="13pt" fo:language="it" fo:country="IT" fo:font-weight="normal" officeooo:rsid="003e4037" style:font-size-asian="13pt" style:font-weight-asian="normal" style:font-size-complex="13pt" style:font-weight-complex="normal"/>
    </style:style>
    <style:style style:name="T13" style:family="text">
      <style:text-properties style:font-name="Calibri" fo:font-size="13pt" fo:language="it" fo:country="IT" fo:font-weight="normal" officeooo:rsid="003463e4" style:font-size-asian="11.3500003814697pt" style:font-weight-asian="normal" style:font-size-complex="13pt" style:font-weight-complex="normal"/>
    </style:style>
    <style:style style:name="T14" style:family="text">
      <style:text-properties style:font-name="Calibri" fo:font-size="13pt" fo:language="it" fo:country="IT" fo:font-weight="normal" officeooo:rsid="00356d5a" style:font-size-asian="11.3500003814697pt" style:font-weight-asian="normal" style:font-size-complex="13pt" style:font-weight-complex="normal"/>
    </style:style>
    <style:style style:name="T15" style:family="text">
      <style:text-properties style:font-name="Calibri" fo:font-size="13pt" fo:language="it" fo:country="IT" fo:font-weight="normal" officeooo:rsid="003701d0" style:font-size-asian="11.3500003814697pt" style:font-weight-asian="normal" style:font-size-complex="13pt" style:font-weight-complex="normal"/>
    </style:style>
    <style:style style:name="T16" style:family="text">
      <style:text-properties style:font-name="Calibri" fo:font-size="13pt" fo:language="it" fo:country="IT" fo:font-weight="normal" officeooo:rsid="0037eb58" style:font-size-asian="11.3500003814697pt" style:font-weight-asian="normal" style:font-size-complex="13pt" style:font-weight-complex="normal"/>
    </style:style>
    <style:style style:name="T17" style:family="text">
      <style:text-properties style:font-name="Calibri" fo:font-size="13pt" fo:language="it" fo:country="IT" style:font-size-asian="11.3500003814697pt" style:font-size-complex="13pt"/>
    </style:style>
    <style:style style:name="T18" style:family="text">
      <style:text-properties style:font-name="Calibri" fo:font-size="13pt" fo:language="it" fo:country="IT" officeooo:rsid="0032f928" style:font-size-asian="11.3500003814697pt" style:font-size-complex="13pt"/>
    </style:style>
    <style:style style:name="T19" style:family="text">
      <style:text-properties style:font-name="Calibri" fo:font-size="13pt" fo:language="it" fo:country="IT" officeooo:rsid="002db38e" style:font-size-asian="11.3500003814697pt" style:font-size-complex="13pt"/>
    </style:style>
    <style:style style:name="T20" style:family="text">
      <style:text-properties style:font-name="Calibri" fo:font-size="13pt" fo:language="it" fo:country="IT" officeooo:rsid="003463e4" style:font-size-asian="11.3500003814697pt" style:font-size-complex="13pt"/>
    </style:style>
    <style:style style:name="T21" style:family="text">
      <style:text-properties style:font-name="Calibri" fo:font-size="13pt" fo:language="it" fo:country="IT" officeooo:rsid="00356d5a" style:font-size-asian="11.3500003814697pt" style:font-size-complex="13pt"/>
    </style:style>
    <style:style style:name="T22" style:family="text">
      <style:text-properties style:font-name="Calibri" fo:font-size="13pt" fo:language="it" fo:country="IT" officeooo:rsid="003701d0" style:font-size-asian="11.3500003814697pt" style:font-size-complex="13pt"/>
    </style:style>
    <style:style style:name="T23" style:family="text">
      <style:text-properties style:font-name="Calibri" fo:font-size="13pt" fo:language="it" fo:country="IT" officeooo:rsid="003df585" style:font-size-asian="11.3500003814697pt" style:font-size-complex="13pt"/>
    </style:style>
    <style:style style:name="T24" style:family="text">
      <style:text-properties style:font-name="Calibri" fo:font-size="13pt" fo:language="it" fo:country="IT" style:text-underline-style="none" style:font-size-asian="13pt" style:font-size-complex="13pt"/>
    </style:style>
    <style:style style:name="T25" style:family="text">
      <style:text-properties style:font-name="Calibri" fo:font-size="13pt" fo:language="it" fo:country="IT" style:text-underline-style="none" fo:font-weight="normal" style:font-size-asian="13pt" style:font-weight-asian="normal" style:font-size-complex="13pt" style:font-weight-complex="normal"/>
    </style:style>
    <style:style style:name="T26" style:family="text">
      <style:text-properties style:font-name="Calibri" fo:font-size="13pt" fo:language="it" fo:country="IT" style:text-underline-style="none" fo:font-weight="normal" officeooo:rsid="0049118c" style:font-size-asian="13pt" style:font-weight-asian="normal" style:font-size-complex="13pt" style:font-weight-complex="normal"/>
    </style:style>
    <style:style style:name="T27" style:family="text">
      <style:text-properties style:font-name="Calibri" fo:font-size="13pt" fo:language="it" fo:country="IT" style:text-underline-style="none" fo:font-weight="normal" officeooo:rsid="004f68e8" style:font-size-asian="13pt" style:font-weight-asian="normal" style:font-size-complex="13pt" style:font-weight-complex="normal"/>
    </style:style>
    <style:style style:name="T28" style:family="text">
      <style:text-properties style:font-name="Calibri" fo:font-size="13pt" fo:language="it" fo:country="IT" style:text-underline-style="none" fo:font-weight="normal" officeooo:rsid="0050f702" style:font-size-asian="13pt" style:font-weight-asian="normal" style:font-size-complex="13pt" style:font-weight-complex="normal"/>
    </style:style>
    <style:style style:name="T29" style:family="text">
      <style:text-properties style:font-name="Calibri" fo:font-size="13pt" fo:language="it" fo:country="IT" style:text-underline-style="none" fo:font-weight="normal" officeooo:rsid="0052a9d5" style:font-size-asian="13pt" style:font-weight-asian="normal" style:font-size-complex="13pt" style:font-weight-complex="normal"/>
    </style:style>
    <style:style style:name="T30" style:family="text">
      <style:text-properties style:font-name="Calibri" fo:font-size="13pt" fo:language="it" fo:country="IT" style:text-underline-style="none" fo:font-weight="normal" officeooo:rsid="005444d0" style:font-size-asian="13pt" style:font-weight-asian="normal" style:font-size-complex="13pt" style:font-weight-complex="normal"/>
    </style:style>
    <style:style style:name="T31" style:family="text">
      <style:text-properties style:font-name="Calibri" fo:font-size="13pt" fo:language="it" fo:country="IT" fo:font-weight="bold" style:font-size-asian="13pt" style:font-weight-asian="bold" style:font-size-complex="13pt" style:font-weight-complex="bold"/>
    </style:style>
    <style:style style:name="T32" style:family="text">
      <style:text-properties officeooo:rsid="002890b5"/>
    </style:style>
    <style:style style:name="T33" style:family="text">
      <style:text-properties officeooo:rsid="0028c1b7"/>
    </style:style>
    <style:style style:name="T34" style:family="text">
      <style:text-properties officeooo:rsid="002b0e96"/>
    </style:style>
    <style:style style:name="T35" style:family="text">
      <style:text-properties officeooo:rsid="002db38e"/>
    </style:style>
    <style:style style:name="T36" style:family="text">
      <style:text-properties officeooo:rsid="003181b8"/>
    </style:style>
    <style:style style:name="T37" style:family="text">
      <style:text-properties officeooo:rsid="0032f928"/>
    </style:style>
    <style:style style:name="T38" style:family="text">
      <style:text-properties officeooo:rsid="0041be73"/>
    </style:style>
    <style:style style:name="T39" style:family="text">
      <style:text-properties officeooo:rsid="0045c804"/>
    </style:style>
    <style:style style:name="T40" style:family="text">
      <style:text-properties fo:color="#c9211e" style:font-name="Calibri" fo:font-size="13pt" fo:language="it" fo:country="IT" style:text-underline-style="none" fo:font-weight="normal" officeooo:rsid="00534841" style:font-size-asian="13pt" style:font-weight-asian="normal" style:font-size-complex="13pt" style:font-weight-complex="normal"/>
    </style:style>
    <style:style style:name="T41" style:family="text">
      <style:text-properties fo:color="#000000" style:font-name="Calibri" fo:font-size="15pt" fo:language="it" fo:country="IT" style:text-underline-style="none" fo:font-weight="bold" officeooo:rsid="005444d0" style:font-size-asian="15pt" style:font-weight-asian="bold" style:font-size-complex="15pt" style:font-weight-complex="bold"/>
    </style:style>
    <style:style style:name="T42" style:family="text">
      <style:text-properties fo:color="#000000" style:font-name="Calibri" fo:font-size="15pt" fo:language="it" fo:country="IT" style:text-underline-style="none" fo:font-weight="bold" officeooo:rsid="00557f88" style:font-size-asian="15pt" style:font-weight-asian="bold" style:font-size-complex="15pt" style:font-weight-complex="bold"/>
    </style:style>
    <style:style style:name="T43" style:family="text">
      <style:text-properties fo:color="#000000" style:font-name="Calibri" fo:font-size="13pt" fo:language="it" fo:country="IT" style:text-underline-style="none" fo:font-weight="normal" officeooo:rsid="005e32dc" style:font-size-asian="11.3500003814697pt" style:font-weight-asian="normal" style:font-size-complex="13pt" style:font-weight-complex="normal"/>
    </style:style>
    <style:style style:name="T44" style:family="text">
      <style:text-properties fo:color="#000000" style:text-underline-style="none"/>
    </style:style>
    <style:style style:name="T45" style:family="text">
      <style:text-properties fo:color="#000000" style:text-underline-style="none" officeooo:rsid="005444d0"/>
    </style:style>
    <style:style style:name="T46" style:family="text">
      <style:text-properties fo:color="#000000" style:text-underline-style="none" officeooo:rsid="0056da74"/>
    </style:style>
    <style:style style:name="T47" style:family="text">
      <style:text-properties fo:color="#000000" style:text-underline-style="none" officeooo:rsid="00578555"/>
    </style:style>
    <style:style style:name="T48" style:family="text">
      <style:text-properties fo:color="#000000" style:text-underline-style="none" officeooo:rsid="0058f4b2"/>
    </style:style>
    <style:style style:name="T49" style:family="text">
      <style:text-properties officeooo:rsid="005e32d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T<text:span text:style-name="T32">est di sviluppo Web App</text:span></text:p>
      <text:p text:style-name="P1"/>
      <text:p text:style-name="P30">Description</text:p>
      <text:p text:style-name="P4">Documentazione per lo sviluppo di una applicazione web, test di candidatura presso NGS Spa.</text:p>
      <text:p text:style-name="P2"/>
      <text:p text:style-name="P31">Re<text:span text:style-name="T33">q</text:span>uisiti Tecnologici</text:p>
      <text:p text:style-name="P3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3">N°</text:p>
          </table:table-cell>
          <table:table-cell table:style-name="Table1.A1" office:value-type="string">
            <text:p text:style-name="P53">Description</text:p>
          </table:table-cell>
          <table:table-cell table:style-name="Table1.C1" office:value-type="string">
            <text:p text:style-name="P53">Flag</text:p>
          </table:table-cell>
        </table:table-row>
        <table:table-row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9">SERVER-SIDE</text:p>
          </table:table-cell>
          <table:table-cell table:style-name="Table1.C2" office:value-type="string">
            <text:p text:style-name="P54"/>
          </table:table-cell>
        </table:table-row>
        <table:table-row>
          <table:table-cell table:style-name="Table1.A2" office:value-type="string">
            <text:p text:style-name="P55">0</text:p>
          </table:table-cell>
          <table:table-cell table:style-name="Table1.A2" office:value-type="string">
            <text:p text:style-name="P55">FW Asp.Net Core 3.1 <text:span text:style-name="T34">MVC</text:span></text:p>
          </table:table-cell>
          <table:table-cell table:style-name="Table1.C2" office:value-type="string">
            <text:p text:style-name="P55">Mandatory</text:p>
          </table:table-cell>
        </table:table-row>
        <table:table-row>
          <table:table-cell table:style-name="Table1.A2" office:value-type="string">
            <text:p text:style-name="P55">1</text:p>
          </table:table-cell>
          <table:table-cell table:style-name="Table1.A2" office:value-type="string">
            <text:p text:style-name="P55">C# &gt; 7</text:p>
          </table:table-cell>
          <table:table-cell table:style-name="Table1.C2" office:value-type="string">
            <text:p text:style-name="P55">Mandatory</text:p>
          </table:table-cell>
        </table:table-row>
        <table:table-row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9">CLIENT-SIDE</text:p>
          </table:table-cell>
          <table:table-cell table:style-name="Table1.C2" office:value-type="string">
            <text:p text:style-name="P55"/>
          </table:table-cell>
        </table:table-row>
        <table:table-row>
          <table:table-cell table:style-name="Table1.A2" office:value-type="string">
            <text:p text:style-name="P55">0</text:p>
          </table:table-cell>
          <table:table-cell table:style-name="Table1.A2" office:value-type="string">
            <text:p text:style-name="P55">Vue.js</text:p>
          </table:table-cell>
          <table:table-cell table:style-name="Table1.C2" office:value-type="string">
            <text:p text:style-name="P55">Mandatory</text:p>
          </table:table-cell>
        </table:table-row>
        <table:table-row>
          <table:table-cell table:style-name="Table1.A2" office:value-type="string">
            <text:p text:style-name="P55">1</text:p>
          </table:table-cell>
          <table:table-cell table:style-name="Table1.A2" office:value-type="string">
            <text:p text:style-name="P55">TypeScript</text:p>
          </table:table-cell>
          <table:table-cell table:style-name="Table1.C2" office:value-type="string">
            <text:p text:style-name="P55">Mandatory</text:p>
          </table:table-cell>
        </table:table-row>
        <table:table-row>
          <table:table-cell table:style-name="Table1.A2" office:value-type="string">
            <text:p text:style-name="P55">2</text:p>
          </table:table-cell>
          <table:table-cell table:style-name="Table1.A2" office:value-type="string">
            <text:p text:style-name="P55">Webpack</text:p>
          </table:table-cell>
          <table:table-cell table:style-name="Table1.C2" office:value-type="string">
            <text:p text:style-name="P55">Mandatory</text:p>
          </table:table-cell>
        </table:table-row>
        <table:table-row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60">GENERALI</text:p>
          </table:table-cell>
          <table:table-cell table:style-name="Table1.C2" office:value-type="string">
            <text:p text:style-name="P55"/>
          </table:table-cell>
        </table:table-row>
        <table:table-row>
          <table:table-cell table:style-name="Table1.A2" office:value-type="string">
            <text:p text:style-name="P58">0</text:p>
          </table:table-cell>
          <table:table-cell table:style-name="Table1.A2" office:value-type="string">
            <text:p text:style-name="P58">Dovrà essere rispettata la struttura richiesta dalla documentazione del progetto</text:p>
          </table:table-cell>
          <table:table-cell table:style-name="Table1.C2" office:value-type="string">
            <text:p text:style-name="P58">Mandatory</text:p>
          </table:table-cell>
        </table:table-row>
        <table:table-row>
          <table:table-cell table:style-name="Table1.A2" office:value-type="string">
            <text:p text:style-name="P58">1</text:p>
          </table:table-cell>
          <table:table-cell table:style-name="Table1.A2" office:value-type="string">
            <text:p text:style-name="P58">Dovranno essere rispettate le scelte stilistiche come da documentazione del progetto</text:p>
          </table:table-cell>
          <table:table-cell table:style-name="Table1.C2" office:value-type="string">
            <text:p text:style-name="P58">Mandatory</text:p>
          </table:table-cell>
        </table:table-row>
      </table:table>
      <text:p text:style-name="P31"/>
      <text:p text:style-name="P2"/>
      <text:p text:style-name="P37">Requisiti Funzionali</text:p>
      <text:p text:style-name="P3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3">N°</text:p>
          </table:table-cell>
          <table:table-cell table:style-name="Table2.A1" office:value-type="string">
            <text:p text:style-name="P53">Description</text:p>
          </table:table-cell>
          <table:table-cell table:style-name="Table2.C1" office:value-type="string">
            <text:p text:style-name="P53">Flag</text:p>
          </table:table-cell>
        </table:table-row>
        <table:table-row>
          <table:table-cell table:style-name="Table2.A2" office:value-type="string">
            <text:p text:style-name="P56">0</text:p>
          </table:table-cell>
          <table:table-cell table:style-name="Table2.A2" office:value-type="string">
            <text:p text:style-name="P56">I’utente deve poter facilmente caricare un file csv, potendo indicare se presenta degli header o meno</text:p>
          </table:table-cell>
          <table:table-cell table:style-name="Table2.C2" office:value-type="string">
            <text:p text:style-name="P56">Mandatory</text:p>
          </table:table-cell>
        </table:table-row>
        <table:table-row>
          <table:table-cell table:style-name="Table2.A2" office:value-type="string">
            <text:p text:style-name="P57">1</text:p>
          </table:table-cell>
          <table:table-cell table:style-name="Table2.A2" office:value-type="string">
            <text:p text:style-name="P56">Il file dovrà essere elaborato e renderizzato graficamente tenendo conto della presenza o meno degli header</text:p>
          </table:table-cell>
          <table:table-cell table:style-name="Table2.C2" office:value-type="string">
            <text:p text:style-name="P56">Mandatory</text:p>
          </table:table-cell>
        </table:table-row>
        <table:table-row>
          <table:table-cell table:style-name="Table2.A2" office:value-type="string">
            <text:p text:style-name="P57">2</text:p>
          </table:table-cell>
          <table:table-cell table:style-name="Table2.A2" office:value-type="string">
            <text:p text:style-name="P56">l’utente potrà aggiungere/rimuovere colonne dalla tabella <text:span text:style-name="T35">renderizzata</text:span></text:p>
          </table:table-cell>
          <table:table-cell table:style-name="Table2.C2" office:value-type="string">
            <text:p text:style-name="P56">Mandatory</text:p>
          </table:table-cell>
        </table:table-row>
        <table:table-row>
          <table:table-cell table:style-name="Table2.A2" office:value-type="string">
            <text:p text:style-name="P57">3</text:p>
          </table:table-cell>
          <table:table-cell table:style-name="Table2.A2" office:value-type="string">
            <text:p text:style-name="P56">l’utente potrà modificare le singole celle di dati e intestazioni delle colonne, fino al raggiungimento del risultato richiesto</text:p>
          </table:table-cell>
          <table:table-cell table:style-name="Table2.C2" office:value-type="string">
            <text:p text:style-name="P56">Mandatory</text:p>
          </table:table-cell>
        </table:table-row>
        <table:table-row>
          <table:table-cell table:style-name="Table2.A2" office:value-type="string">
            <text:p text:style-name="P57">4</text:p>
          </table:table-cell>
          <table:table-cell table:style-name="Table2.A2" office:value-type="string">
            <text:p text:style-name="P56">l’utente tramite un pulsante potrà salvare localmente il file modificato, in formato JSON</text:p>
          </table:table-cell>
          <table:table-cell table:style-name="Table2.C2" office:value-type="string">
            <text:p text:style-name="P56">Mandatory</text:p>
          </table:table-cell>
        </table:table-row>
        <table:table-row>
          <table:table-cell table:style-name="Table2.A2" office:value-type="string">
            <text:p text:style-name="P57">5</text:p>
          </table:table-cell>
          <table:table-cell table:style-name="Table2.A2" office:value-type="string">
            <text:p text:style-name="P56">Durante la modifica l’utente potrà usare funzioni aggiuntive per la pulizia dei dati, caratteri non richiesti ecc.</text:p>
          </table:table-cell>
          <table:table-cell table:style-name="Table2.C2" office:value-type="string">
            <text:p text:style-name="P56">Not Mandatory</text:p>
          </table:table-cell>
        </table:table-row>
      </table:table>
      <text:p text:style-name="P3"/>
      <text:p text:style-name="P36"><text:soft-page-break/>Caratteristiche per il Successo</text:p>
      <text:p text:style-name="P9"/>
      <text:list xml:id="list4118070446" text:style-name="L1">
        <text:list-item>
          <text:p text:style-name="P63">Semplice e comprensibile</text:p>
          <text:list>
            <text:list-header>
              <text:p text:style-name="P61"><text:span text:style-name="T13">Immediata la comprensione delle sue caratteristiche e funzionalità, rendendo la fruizione dell’utente immediata, anche senza una lettura della documentazione. </text:span><text:span text:style-name="T14">Non </text:span><text:span text:style-name="T15">sarà </text:span><text:span text:style-name="T14">necessaria </text:span><text:span text:style-name="T15">una formazione</text:span><text:span text:style-name="T14"> per il suo utilizzo </text:span><text:span text:style-name="T15">da parte d</text:span><text:span text:style-name="T16">ei </text:span><text:span text:style-name="T14">nuovi utenti, </text:span><text:span text:style-name="T15">facendo risparmiare tempo e risorse.</text:span></text:p>
            </text:list-header>
          </text:list>
        </text:list-item>
        <text:list-item>
          <text:p text:style-name="P79"><text:span text:style-name="T21">S</text:span><text:span text:style-name="T17">calabile, Modulare e Sicuro</text:span></text:p>
          <text:list>
            <text:list-header>
              <text:p text:style-name="P62"><text:span text:style-name="T14">La parte server e client s</text:span><text:span text:style-name="T15">ono sviluppate</text:span><text:span text:style-name="T14"> come due entità distinte in comunicazione fra loro, in maniera modulare, permettendo una maggiore scalabilità e </text:span><text:span text:style-name="T15">semplificando </text:span><text:span text:style-name="T14">successive implementazioni.</text:span></text:p>
              <text:p text:style-name="P62"><text:span text:style-name="T14">Sarà possibile un s</text:span><text:span text:style-name="T15">upporto</text:span><text:span text:style-name="T14"> “</text:span><text:span text:style-name="T15">a comparti stagni”</text:span><text:span text:style-name="T14">, permettendo di aggiungere nuove funzionalità </text:span><text:span text:style-name="T15">o risolvere problematiche</text:span><text:span text:style-name="T14"> senza che venga modificato, </text:span><text:span text:style-name="T15">intaccato</text:span><text:span text:style-name="T14"> o messo a rischio </text:span><text:span text:style-name="T15">il comparto non coinvolto dalle modifiche.</text:span></text:p>
            </text:list-header>
          </text:list>
        </text:list-item>
        <text:list-item>
          <text:p text:style-name="P64">Libertà di Scegliere</text:p>
          <text:list>
            <text:list-header>
              <text:p text:style-name="P62"><text:span text:style-name="T14">In seguito ad una semplice configurazione, il suo utilizzo da parte dell’utente non sarà vincolato ad un determinato servizio server, ma sarà possibile utilizzare quello che più lo soddisfa, </text:span><text:span text:style-name="T15">senza dover rinunciare a tutte le funzionalità del CSV Manipulator e senza che venga intaccata la sua facilità e immediatezza di utilizzo.</text:span></text:p>
            </text:list-header>
          </text:list>
        </text:list-item>
        <text:list-item>
          <text:p text:style-name="P80"><text:span text:style-name="T22">L</text:span><text:span text:style-name="T17">eggero, Prestante e Cross-Platform</text:span></text:p>
          <text:list>
            <text:list-header>
              <text:p text:style-name="P82"><text:span text:style-name="T17">Grazie alla tecnologia Vue.js e ASP.NET Core 3 il dispendio di risorse è molto limitato, rendendolo leggero, veloce e cross-platform, evitando la preoccupazione dell’incognita di doverlo far </text:span><text:span text:style-name="T23">girare</text:span><text:span text:style-name="T17"> su altri OS o Browser, senza che vada ad intaccare o rallentare gli altri processi produttivi.</text:span></text:p>
            </text:list-header>
          </text:list>
        </text:list-item>
      </text:list>
      <text:p text:style-name="P33"/>
      <text:p text:style-name="P33">Strumenti di Sviluppo</text:p>
      <text:p text:style-name="P2"/>
      <text:p text:style-name="P6">Per la parte server verrà utilizzato Visual Studio 2019, per la parte client Visual Studio Code.</text:p>
      <text:p text:style-name="P2"/>
      <text:p text:style-name="P32">Analisi punti di forza/debolezza</text:p>
      <text:p text:style-name="P2"/>
      <text:p text:style-name="P20">Punti di forza:</text:p>
      <text:list xml:id="list2244065333" text:style-name="L2">
        <text:list-item>
          <text:p text:style-name="P67">Vue.js è un framework che si basa su JavaScript, già in parte conosciuto.</text:p>
        </text:list-item>
        <text:list-item>
          <text:p text:style-name="P67">Conoscenza basi per controllo e debugging parte client-side.</text:p>
        </text:list-item>
        <text:list-item>
          <text:p text:style-name="P67">Conoscenza CSS, basi di Bootstrap e CSS Grid per la parte grafica UI.</text:p>
        </text:list-item>
        <text:list-item>
          <text:p text:style-name="P68">Familiarità con Visual Studio Code.</text:p>
        </text:list-item>
        <text:list-item>
          <text:p text:style-name="P68">Numerose Documentazioni Online sulle tecnologie da usare</text:p>
        </text:list-item>
      </text:list>
      <text:p text:style-name="P12"/>
      <text:p text:style-name="P20">Punti di debolezza:</text:p>
      <text:list xml:id="list3799566455" text:style-name="L3">
        <text:list-item>
          <text:p text:style-name="P76">Metodologia di lavoro non conosciuta.</text:p>
        </text:list-item>
        <text:list-item>
          <text:p text:style-name="P76">Vue.js ASP.NET Core 3, C#, TypeScript, Webpack e loro utilizzo non conosciuti.</text:p>
        </text:list-item>
        <text:list-item>
          <text:p text:style-name="P76">Parte Server non conosciuta.</text:p>
        </text:list-item>
        <text:list-item>
          <text:p text:style-name="P77">Creazione REST API non conosciuta.</text:p>
        </text:list-item>
        <text:list-item>
          <text:p text:style-name="P78">Visual Studio 2019 non conosciuto.</text:p>
        </text:list-item>
        <text:list-item>
          <text:p text:style-name="P78">Poca familiarità con il Design Pattern Model View Controller.</text:p>
        </text:list-item>
        <text:list-item>
          <text:p text:style-name="P76"><text:soft-page-break/>Come assimilare e relazionare parte client con parte server non conosciuta.</text:p>
        </text:list-item>
        <text:list-item>
          <text:p text:style-name="P76">Difficile stimare il tempo necessario per acquisire le skills richieste e portare a termine il progetto.</text:p>
        </text:list-item>
      </text:list>
      <text:p text:style-name="P5"/>
      <text:p text:style-name="P32">Strategia Operativa</text:p>
      <text:p text:style-name="P5"/>
      <text:p text:style-name="P39"><text:span text:style-name="T1">Tenendo conto dell’analisi dei punti forza/debolezza, </text:span><text:span text:style-name="T2">dopo essermi procurato la documentazione necessaria</text:span><text:span text:style-name="T1"> </text:span><text:span text:style-name="T2">(libri, video corsi e link utili), procederò </text:span><text:span text:style-name="T3">all’</text:span><text:span text:style-name="T2">ac</text:span><text:span text:style-name="T1">quis</text:span><text:span text:style-name="T3">izione</text:span><text:span text:style-name="T1"> </text:span><text:span text:style-name="T3">del</text:span><text:span text:style-name="T1">le skills necessarie man mano che sa</text:span><text:span text:style-name="T3">ranno necessarie</text:span><text:span text:style-name="T1">, durante lo svolgimento delle </text:span><text:span text:style-name="T2">t</text:span><text:span text:style-name="T1">ask </text:span><text:span text:style-name="T3">del</text:span><text:span text:style-name="T1"> progetto.</text:span></text:p>
      <text:p text:style-name="P5"/>
      <text:p text:style-name="P34">Piano Operativo</text:p>
      <text:p text:style-name="P34"/>
      <text:p text:style-name="P7">Il progetto verrà suddiviso in una serie di <text:span text:style-name="T35">t</text:span>ask <text:span text:style-name="T35">e subtasks</text:span> in modo da creare un ordine operativo con cui organizzare e ordinare il lavoro da svolgere. La documentazione verrà mantenuta ordinata e aggiornata durante tutto lo svolgimento del progetto.</text:p>
      <text:p text:style-name="P8">Durante la descrizione di ogni task verranno indicate in ordine cronologico le operazioni svolte e le problematiche riscontrate.</text:p>
      <text:p text:style-name="P7"/>
      <text:p text:style-name="P34">Tasks</text:p>
      <text:p text:style-name="P7"/>
      <text:list xml:id="list3767340203" text:style-name="L4">
        <text:list-item>
          <text:p text:style-name="P65">Sviluppo parte client-side</text:p>
          <text:list>
            <text:list-item>
              <text:p text:style-name="P73">Conoscenze base Vue.js</text:p>
            </text:list-item>
            <text:list-item>
              <text:p text:style-name="P74">Creazione dell’interfaccia e suo funzionamento tramite vue.js</text:p>
            </text:list-item>
            <text:list-item>
              <text:p text:style-name="P73">Implementazione di TypeScript</text:p>
            </text:list-item>
          </text:list>
        </text:list-item>
        <text:list-item>
          <text:p text:style-name="P65">Sviluppo parte server-side</text:p>
          <text:list>
            <text:list-item>
              <text:p text:style-name="P75">Configurazione generale dell’app MVC</text:p>
            </text:list-item>
            <text:list-item>
              <text:p text:style-name="P75">Creazione REST API</text:p>
            </text:list-item>
            <text:list-item>
              <text:p text:style-name="P75">Creazione metodo per il salvataggio del file ricevuto tramite richiesta HTTP in locale</text:p>
            </text:list-item>
          </text:list>
        </text:list-item>
        <text:list-item>
          <text:p text:style-name="P65">Collegamento parte client con server</text:p>
        </text:list-item>
        <text:list-item>
          <text:p text:style-name="P65"><text:span text:style-name="T37">T</text:span>est</text:p>
        </text:list-item>
        <text:list-item>
          <text:p text:style-name="P81"><text:span text:style-name="T18">D</text:span><text:span text:style-name="T19">ocumentazion</text:span><text:span text:style-name="T20">e</text:span><text:span text:style-name="T19"> tecnica per l’utente</text:span></text:p>
        </text:list-item>
        <text:list-item>
          <text:p text:style-name="P81"><text:span text:style-name="T18">C</text:span><text:span text:style-name="T19">hecklist operativa per test UAT</text:span></text:p>
        </text:list-item>
      </text:list>
      <text:p text:style-name="P2">________________________________________________________</text:p>
      <text:p text:style-name="P2"/>
      <text:p text:style-name="P35">1. Sviluppo parte Client-Side</text:p>
      <text:p text:style-name="P2"/>
      <text:list xml:id="list8631947" text:style-name="L5">
        <text:list-item>
          <text:p text:style-name="P66">Acquisizione conoscenze di base Vue.js</text:p>
          <text:p text:style-name="P69">Utilizzo corsi online per acquisire conoscenze base sul suo funzionamento e utilizzo.</text:p>
        </text:list-item>
      </text:list>
      <text:p text:style-name="P10"/>
      <text:list xml:id="list144045768732737" text:continue-numbering="true" text:style-name="L5">
        <text:list-item>
          <text:p text:style-name="P66">Analisi e scelta del tipo di interfaccia, l’UI dovrà avere:</text:p>
        </text:list-item>
      </text:list>
      <text:p text:style-name="P10"/>
      <text:list xml:id="list144045679430290" text:continue-numbering="true" text:style-name="L5">
        <text:list-item>
          <text:list>
            <text:list-item>
              <text:p text:style-name="P69">Una barra di navigazione, che permetterà di spostarsi fra la Home, la Documentazione e i contatti Utili</text:p>
            </text:list-item>
            <text:list-item>
              <text:p text:style-name="P69"><text:soft-page-break/>Una parte centrale dove verrà renderizzato il corpo della pagina: </text:p>
              <text:list>
                <text:list-item>
                  <text:p text:style-name="P83"><text:span text:style-name="T5">p</text:span><text:span text:style-name="T6">rima dell’</text:span><text:span text:style-name="T5">upload:</text:span></text:p>
                  <text:list>
                    <text:list-item>
                      <text:p text:style-name="P84"><text:span text:style-name="T7">u</text:span><text:span text:style-name="T4">na breve spiegazione.</text:span></text:p>
                    </text:list-item>
                    <text:list-item>
                      <text:p text:style-name="P69">un campo su cui cliccare per la scelta del file.</text:p>
                    </text:list-item>
                    <text:list-item>
                      <text:p text:style-name="P71">un checkbox per indicare se il file contiene headers o meno.</text:p>
                    </text:list-item>
                    <text:list-item>
                      <text:p text:style-name="P84"><text:span text:style-name="T4">un pulsate </text:span><text:span text:style-name="T6">per avviare il parsing del file e la renderizzazione.</text:span></text:p>
                    </text:list-item>
                  </text:list>
                </text:list-item>
                <text:list-item>
                  <text:p text:style-name="P71">dopo l’upload:</text:p>
                  <text:list>
                    <text:list-item>
                      <text:p text:style-name="P72">Scompaiono i campi precedenti</text:p>
                    </text:list-item>
                    <text:list-item>
                      <text:p text:style-name="P71">Verrà renderizzata la tabella con i campi compilati:</text:p>
                      <text:list>
                        <text:list-item>
                          <text:p text:style-name="P71">Se sono assenti gli header, ne verrano creati di provvisori da modificare.</text:p>
                        </text:list-item>
                        <text:list-item>
                          <text:p text:style-name="P71">Ogni colonna avrà ai lati un’icona per cancellarla o aggiungerne un’altra alla destra</text:p>
                          <text:list>
                            <text:list-item>
                              <text:p text:style-name="P71">quella nuova avrà campi provvisori da compilare</text:p>
                            </text:list-item>
                          </text:list>
                        </text:list-item>
                        <text:list-item>
                          <text:p text:style-name="P71">Le modifiche avverranno in maniera reattiva grazie al bi-directional binding di Vue.js.</text:p>
                        </text:list-item>
                      </text:list>
                    </text:list-item>
                    <text:list-item>
                      <text:p text:style-name="P71">Comparirà il pulsante per il salvataggio in formato JSON. </text:p>
                    </text:list-item>
                  </text:list>
                </text:list-item>
              </text:list>
            </text:list-item>
            <text:list-item>
              <text:p text:style-name="P70">Un Footer semplice con un breve riferimento all’autore e un link alla pagina GitHub</text:p>
            </text:list-item>
          </text:list>
        </text:list-item>
      </text:list>
      <text:p text:style-name="P16"/>
      <text:p text:style-name="P16"/>
      <text:p text:style-name="P21">Creazione dell’interfaccia e suo funzionamento tramite Vue.js</text:p>
      <text:p text:style-name="P10"/>
      <text:p text:style-name="P11">V<text:span text:style-name="T36">iene</text:span> inizializzato <text:span text:style-name="T36">npm, il file di configurazione delle dipendenze,</text:span> webpack e installati i pacchetti utili per <text:span text:style-name="T36">l’hot-swap (webpack-cli webpack-dev-middleware webpack-dev-server webpack-hot-middleware), aggiunta nel file webpack.config.js la sezione devServer e modificato il file package.json con gli script richiesti. Inoltre installo in production cross-env in modo che non debba essere installato da un possibile collaboratore.</text:span></text:p>
      <text:p text:style-name="P11"/>
      <text:p text:style-name="P11">Viene suddivisa la pagina principale, <text:span text:style-name="T37">utilizzando Grid CSS, nelle 3 zone prestabilite in cui</text:span> Vue renderizzerà i vari componenti. <text:span text:style-name="T37">N</text:span>ella riga in alto verrà collocata la barra di navigazione nella centrale il contenuto e nell’ultima il footer.</text:p>
      <text:p text:style-name="P11"/>
      <text:p text:style-name="P40"><text:span text:style-name="T8">Creazione della componente Home che conterrà il cuore dell’app. U</text:span><text:span text:style-name="T9">na volta creati i componenti di base e i bottoni, procedo alla creazione dei metodi di caricamento del file e la loro elaborazione. </text:span><text:span text:style-name="T10">Per il caricamento e lettura del file utilizzo FileReader.</text:span></text:p>
      <text:p text:style-name="P13"/>
      <text:p text:style-name="P14">Creato il metodo per il bottone di parsing e la renderizzazine della tabella, i metodi di eliminazione e aggiunta colonne e quello per la trasformazione del file in formato JSON, che verrà immagazzinato nella variabile JSONFIle.</text:p>
      <text:p text:style-name="P15">Aggiunta la componente VueRouter per il routing fra le pagine dell’app.</text:p>
      <text:p text:style-name="P14">Le funzioni base ci sono tutte, in seguito sarà da migliorare lo stile e le caratteristiche responsive della pagina.</text:p>
      <text:p text:style-name="P14"/>
      <text:p text:style-name="P41"><text:soft-page-break/><text:span text:style-name="T4">Installo Axios che servir</text:span><text:span text:style-name="T11">à</text:span><text:span text:style-name="T4"> all’invio della richiesta HTTP POST al server </text:span><text:span text:style-name="T12">e configuro il metodo che verrà usato per la richiesta.</text:span></text:p>
      <text:p text:style-name="P17"/>
      <text:p text:style-name="P21">Implementazione di TypeScript</text:p>
      <text:p text:style-name="P21"/>
      <text:p text:style-name="P16">Valutazione della configurazione più efficiente per l’installazione e utilizzo di TypeScript.</text:p>
      <text:p text:style-name="P16">La sintassi Vue utilizzata fin adesso (Options API) per la creazione dei componenti vue potrebbe non essere compatibile, valuto se sia meglio utilizzare la Composition API (più complessa e ancora in beta, ma creata per essere compatibile con TypeScript, inoltre con Vue 3 sarà la sintassi utilizzata) o la Class API. Valuterò dopo una maggiore documentazione e diversi tentativi.</text:p>
      <text:p text:style-name="P16"/>
      <text:p text:style-name="P42"><text:span text:style-name="T31">Problematiche</text:span><text:span text:style-name="T24"> sembra più complesso del previsto il far riconoscere i file componente .vue a typescript, procederò cercando altri metodi, fra questo l’uso della vue-cli.</text:span></text:p>
      <text:p text:style-name="P22">Dopo una prima installazione tramite vue-cli andata male, aggiungo il pacchetto @vue/cli-service al progetto e l’installazione va a buon fine.</text:p>
      <text:p text:style-name="P22"/>
      <text:p text:style-name="P23">Procedo alla valutazione dell’installazione con sintassi Class e senza per vedere le differenze. <text:span text:style-name="T38">Con Options Syntax continua a dare errori, ho provato diversi metodi ma non riesce a riconoscere propriamente i file .vue.</text:span></text:p>
      <text:p text:style-name="P24"><text:line-break/>Creo un altro branch e provo con la Class Syntax.</text:p>
      <text:p text:style-name="P25">Continua a dare errore riguardante la versione di webpack installata, installo npm-check-updates e faccio un aggiornamento.</text:p>
      <text:p text:style-name="P25">Probabilmente il problema risiede nella file json di configurazione, approfondisco lo studio e la comprensione di webpack e typescript tramite la documentazione.</text:p>
      <text:p text:style-name="P25"/>
      <text:p text:style-name="P26">Considerando che l’uso precedente delle CLI e i loro template ha portato a dei progetti con feature inutili e che non ho scelto personalmente, e considerando che una maggiore comprensione di queste tecnologie passa da una sperimentazione da 0, creo un altro progetto di prova con gli stessi file Vue e JS, ma senza configurazione webpack e Typescript.</text:p>
      <text:p text:style-name="P26">Mi occuperò di una loro configurazione manuale.</text:p>
      <text:p text:style-name="P26"/>
      <text:p text:style-name="P26">Sono riuscito a configurare webpack per funzionare con vue.js, il problema attuale è che il bundle creato supera le dimensioni consigliate per una maggiore prestazione.<text:line-break/>Il problema potrebbe essere risolto con l’utilizzo delle funzioni di chunking o di minification di <text:span text:style-name="T39">webpack o babel.</text:span></text:p>
      <text:p text:style-name="P27">Proverò con il plugin UglifyJsPlugin di webpack.</text:p>
      <text:p text:style-name="P28">Problema non risolto, disinstallo uglify e babel-loader.</text:p>
      <text:p text:style-name="P29">Si tratta solo di un messaggio, non compromette la renderizzazione del progetto, annullo la comparsa delle notifiche con “hints: false”.</text:p>
      <text:p text:style-name="P29"/>
      <text:p text:style-name="P43"><text:span text:style-name="T26">P</text:span><text:span text:style-name="T25">rocedo con l’installazione di typescript e di ts-loader e la configurazione del file di configurazione di webpack.</text:span></text:p>
      <text:p text:style-name="P44"><text:soft-page-break/><text:span text:style-name="T25">Dopo </text:span><text:span text:style-name="T28">diversi giorni di</text:span><text:span text:style-name="T25"> continui errori dovuti al riconoscimento dei file .vue da parte di typescript, risolvo creando il file </text:span><text:span text:style-name="T27">vue-shim.d.ts</text:span><text:span text:style-name="T25"> per l’ambient module declaration.<text:line-break/><text:line-break/></text:span><text:span text:style-name="T29">Procedo alla dichiarazione dei types per le variabili dell’app.<text:line-break/><text:line-break/></text:span><text:span text:style-name="T40">Problema risolto:</text:span></text:p>
      <text:p text:style-name="P45"><text:span text:style-name="T25">Dopo una serie di tentativi con errori da parte di TypeScript, risolvo dichiarando </text:span><text:span text:style-name="T30">la keyword this come “as any”.</text:span></text:p>
      <text:p text:style-name="P46"/>
      <text:p text:style-name="P46">___________________________________________________________</text:p>
      <text:p text:style-name="P46"/>
      <text:p text:style-name="P52"><text:span text:style-name="T41">1. Sviluppo parte S</text:span><text:span text:style-name="T42">erver</text:span><text:span text:style-name="T41">-Side</text:span></text:p>
      <text:p text:style-name="P51"/>
      <text:p text:style-name="P49">Configurazione generale dell’app MVC</text:p>
      <text:p text:style-name="P49"/>
      <text:p text:style-name="P18"><text:span text:style-name="T45">C</text:span><text:span text:style-name="T44">reo </text:span><text:span text:style-name="T46">un progetto base tramite il template di Visual Studio per un ASP.NET Core 3 MVC Web App.</text:span></text:p>
      <text:p text:style-name="P19"><text:span text:style-name="T44">La predispongo per farle servire i file statici che saranno costruiti dalla web app nella cartella wwwroot, inserendo </text:span><text:span text:style-name="T47">nel file Startup.cs il metodo app.UseDefaultFile</text:span><text:span text:style-name="T48">s() assieme a </text:span><text:span text:style-name="T47">app.UseStaticFiles().</text:span></text:p>
      <text:p text:style-name="P47"/>
      <text:p text:style-name="P50">Creazione REST API</text:p>
      <text:p text:style-name="P50"/>
      <text:p text:style-name="P48">Dopo aver introdotto il progetto client all’interno di quello server, raccolgo informazioni e mi documento sul funzionamento dell’interfaccia server, come raccoglie le richieste http e come poter intervenire per poterne modificare il comportamento in modo da permetterle di ricevere la richiesta POST che conterrà il JSON, leggerla e salvarla in un file locale.</text:p>
      <text:p text:style-name="P48"/>
      <text:p text:style-name="P48">Tutto questo passa dalla comprensione di base del funzionamento delle REST API, la sintassi C#, ASP.NET Core 3 e loro funzionalità.</text:p>
      <text:p text:style-name="P48"/>
      <text:p text:style-name="P86"><text:span text:style-name="T43">Creo un Model “SaveModel” e un Controller “API” che si occuperà di ricevere la richiesta HTTP proveniente dal client e con un metodo “Save” passare il body della richiesta al modello. Quest’ultimo si occuperà del suo salvataggio in local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3T10:34:41.519000000</meta:creation-date>
    <dc:date>2020-01-31T14:40:43.323000000</dc:date>
    <meta:editing-duration>P1DT2H39M41S</meta:editing-duration>
    <meta:editing-cycles>30</meta:editing-cycles>
    <meta:generator>LibreOffice/6.3.4.2$Windows_X86_64 LibreOffice_project/60da17e045e08f1793c57c00ba83cdfce946d0aa</meta:generator>
    <meta:document-statistic meta:table-count="2" meta:image-count="0" meta:object-count="0" meta:page-count="6" meta:paragraph-count="155" meta:word-count="1717" meta:character-count="11373" meta:non-whitespace-character-count="9859"/>
  </office:meta>
</office:document-meta>
</file>